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85c3ff"/>
    </style:style>
    <style:style style:name="gr3" style:family="graphic" style:parent-style-name="standard">
      <style:graphic-properties draw:stroke="solid" svg:stroke-width="0.034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1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0.6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85c3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0.2000007629395pt" style:font-size-asian="20.2000007629395pt" style:font-size-complex="20.2000007629395pt"/>
    </style:style>
    <style:style style:name="P7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9" style:family="paragraph">
      <loext:graphic-properties draw:fill="none"/>
      <style:text-properties fo:font-size="11.5pt" style:font-size-asian="11.5pt" style:font-size-complex="11.5pt"/>
    </style:style>
    <style:style style:name="T1" style:family="text">
      <style:text-properties fo:color="#000000" style:font-name="Times New Roman" fo:font-size="20.2000007629395pt" fo:font-style="italic" style:font-size-asian="20.2000007629395pt" style:font-name-complex="Times New Roman" style:font-size-complex="20.2000007629395pt" style:font-style-complex="italic"/>
    </style:style>
    <style:style style:name="T2" style:family="text">
      <style:text-properties fo:color="#000000" style:font-name="Times New Roman" fo:font-size="11.6999998092651pt" fo:font-style="italic" style:font-size-asian="11.6999998092651pt" style:font-name-complex="Times New Roman" style:font-size-complex="11.6999998092651pt" style:font-style-complex="italic"/>
    </style:style>
    <style:style style:name="T3" style:family="text">
      <style:text-properties fo:color="#000000" style:font-name="Times New Roman" fo:font-size="19.7999992370605pt" fo:font-style="italic" style:font-size-asian="19.7999992370605pt" style:font-name-complex="Times New Roman" style:font-size-complex="19.7999992370605pt" style:font-style-complex="italic"/>
    </style:style>
    <style:style style:name="T4" style:family="text">
      <style:text-properties fo:color="#000000" style:font-name="Times New Roman" fo:font-size="11.5pt" fo:font-style="italic" style:font-size-asian="11.5pt" style:font-name-complex="Times New Roman" style:font-size-complex="11.5pt" style:font-style-complex="italic"/>
    </style:style>
    <style:style style:name="T5" style:family="text">
      <style:text-properties fo:color="#000000" style:font-name="Times New Roman" fo:font-size="11.6999998092651pt" style:font-size-asian="11.6999998092651pt" style:font-name-complex="Times New Roman" style:font-size-complex="11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288cm" svg:height="15.748cm" svg:x="0cm" svg:y="0cm" svg:viewBox="0 0 18289 15749" draw:points="0,0 18289,0 18289,15749 0,15749">
          <text:p/>
        </draw:polygon>
        <draw:path draw:style-name="gr2" draw:text-style-name="P2" draw:layer="layout" svg:width="12.069cm" svg:height="11.352cm" svg:x="3.051cm" svg:y="2.596cm" svg:viewBox="0 0 12070 11353" svg:d="M12070 11353v-5817-5536h-12028c0 5522-42 5719-42 11353z">
          <text:p/>
        </draw:path>
        <draw:path draw:style-name="gr3" draw:text-style-name="P3" draw:layer="layout" svg:width="12.069cm" svg:height="11.352cm" svg:x="3.051cm" svg:y="2.596cm" svg:viewBox="0 0 12070 11353" svg:d="M12070 11353v-5817-5536h-12028c0 5522-42 5719-42 11353z">
          <text:p/>
        </draw:path>
        <draw:line draw:style-name="gr3" draw:text-style-name="P3" draw:layer="layout" svg:x1="0.543cm" svg:y1="5.492cm" svg:x2="17.593cm" svg:y2="5.492cm">
          <text:p/>
        </draw:line>
        <draw:polygon draw:style-name="gr4" draw:text-style-name="P4" draw:layer="layout" svg:width="0.381cm" svg:height="0.254cm" svg:x="0.176cm" svg:y="5.365cm" svg:viewBox="0 0 382 255" draw:points="0,128 382,255 382,0">
          <text:p/>
        </draw:polygon>
        <draw:polygon draw:style-name="gr4" draw:text-style-name="P4" draw:layer="layout" svg:width="0.381cm" svg:height="0.254cm" svg:x="17.575cm" svg:y="5.365cm" svg:viewBox="0 0 382 255" draw:points="382,128 0,0 0,255">
          <text:p/>
        </draw:polygon>
        <draw:line draw:style-name="gr3" draw:text-style-name="P3" draw:layer="layout" svg:x1="11.902cm" svg:y1="0.56cm" svg:x2="11.902cm" svg:y2="15.363cm">
          <text:p/>
        </draw:line>
        <draw:polygon draw:style-name="gr4" draw:text-style-name="P4" draw:layer="layout" svg:width="0.254cm" svg:height="0.381cm" svg:x="11.775cm" svg:y="0.197cm" svg:viewBox="0 0 255 382" draw:points="128,0 0,382 255,382">
          <text:p/>
        </draw:polygon>
        <draw:polygon draw:style-name="gr4" draw:text-style-name="P4" draw:layer="layout" svg:width="0.254cm" svg:height="0.381cm" svg:x="11.775cm" svg:y="15.345cm" svg:viewBox="0 0 255 382" draw:points="128,382 255,0 0,0">
          <text:p/>
        </draw:polygon>
        <draw:frame draw:style-name="gr5" draw:text-style-name="P6" draw:layer="layout" svg:width="0.712cm" svg:height="0.784cm" svg:x="12.121cm" svg:y="14.139cm">
          <draw:text-box>
            <text:p text:style-name="P5"><text:span text:style-name="T1">S</text:span></text:p>
          </draw:text-box>
        </draw:frame>
        <draw:frame draw:style-name="gr6" draw:text-style-name="P7" draw:layer="layout" svg:width="0.412cm" svg:height="0.458cm" svg:x="12.478cm" svg:y="14.643cm">
          <draw:text-box>
            <text:p text:style-name="P5"><text:span text:style-name="T2">uc</text:span></text:p>
          </draw:text-box>
        </draw:frame>
        <draw:frame draw:style-name="gr7" draw:text-style-name="P8" draw:layer="layout" svg:width="0.698cm" svg:height="0.771cm" svg:x="15.356cm" svg:y="5.604cm">
          <draw:text-box>
            <text:p text:style-name="P5"><text:span text:style-name="T3">S</text:span></text:p>
          </draw:text-box>
        </draw:frame>
        <draw:frame draw:style-name="gr8" draw:text-style-name="P9" draw:layer="layout" svg:width="0.405cm" svg:height="0.446cm" svg:x="15.706cm" svg:y="6.094cm">
          <draw:text-box>
            <text:p text:style-name="P5"><text:span text:style-name="T4">ut</text:span></text:p>
          </draw:text-box>
        </draw:frame>
        <draw:frame draw:style-name="gr5" draw:text-style-name="P6" draw:layer="layout" svg:width="0.712cm" svg:height="0.784cm" svg:x="12.185cm" svg:y="1.556cm">
          <draw:text-box>
            <text:p text:style-name="P5"><text:span text:style-name="T1">S</text:span></text:p>
          </draw:text-box>
        </draw:frame>
        <draw:frame draw:style-name="gr6" draw:text-style-name="P7" draw:layer="layout" svg:width="0.412cm" svg:height="0.458cm" svg:x="12.541cm" svg:y="2.059cm">
          <draw:text-box>
            <text:p text:style-name="P5"><text:span text:style-name="T2">ut</text:span></text:p>
          </draw:text-box>
        </draw:frame>
        <draw:frame draw:style-name="gr5" draw:text-style-name="P6" draw:layer="layout" svg:width="0.712cm" svg:height="0.784cm" svg:x="10.993cm" svg:y="0.078cm">
          <draw:text-box>
            <text:p text:style-name="P5"><text:span text:style-name="T1">σ</text:span></text:p>
          </draw:text-box>
        </draw:frame>
        <draw:frame draw:style-name="gr6" draw:text-style-name="P7" draw:layer="layout" svg:width="0.412cm" svg:height="0.458cm" svg:x="11.342cm" svg:y="0.578cm">
          <draw:text-box>
            <text:p text:style-name="P5"><text:span text:style-name="T5">2</text:span></text:p>
          </draw:text-box>
        </draw:frame>
        <draw:frame draw:style-name="gr5" draw:text-style-name="P6" draw:layer="layout" svg:width="0.712cm" svg:height="0.784cm" svg:x="17.6cm" svg:y="5.743cm">
          <draw:text-box>
            <text:p text:style-name="P5"><text:span text:style-name="T1">σ</text:span></text:p>
          </draw:text-box>
        </draw:frame>
        <draw:frame draw:style-name="gr6" draw:text-style-name="P7" draw:layer="layout" svg:width="0.412cm" svg:height="0.458cm" svg:x="17.953cm" svg:y="6.243cm">
          <draw:text-box>
            <text:p text:style-name="P5"><text:span text:style-name="T5">1</text:span></text:p>
          </draw:text-box>
        </draw:frame>
        <draw:frame draw:style-name="gr5" draw:text-style-name="P6" draw:layer="layout" svg:width="0.712cm" svg:height="0.784cm" svg:x="2.081cm" svg:y="4.35cm">
          <draw:text-box>
            <text:p text:style-name="P5"><text:span text:style-name="T1">S</text:span></text:p>
          </draw:text-box>
        </draw:frame>
        <draw:frame draw:style-name="gr6" draw:text-style-name="P7" draw:layer="layout" svg:width="0.412cm" svg:height="0.458cm" svg:x="2.438cm" svg:y="4.853cm">
          <draw:text-box>
            <text:p text:style-name="P5"><text:span text:style-name="T2">u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8.273cm" fo:page-height="15.7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6:05:18.911964713</dc:date>
    <meta:editing-duration>PT1M12S</meta:editing-duration>
    <meta:editing-cycles>2</meta:editing-cycles>
    <meta:generator>LibreOffice/5.3.0.3$Linux_X86_64 LibreOffice_project/30m0$Build-3</meta:generator>
    <meta:document-statistic meta:object-count="21"/>
  </office:meta>
</office:document-meta>
</file>